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INDOWSIZE</text:p>
          </table:table-cell>
          <table:table-cell table:style-name="ce1" office:value-type="string">
            <text:p>Übertragungszeit [ms] </text:p>
            <text:p>ERROR_RATE=10 </text:p>
          </table:table-cell>
          <table:table-cell table:style-name="ce1" office:value-type="string">
            <text:p>Übertragungszeit [ms] </text:p>
            <text:p>ERROR_RATE=100 </text:p>
          </table:table-cell>
          <table:table-cell table:style-name="ce1" office:value-type="string">
            <text:p>Übertragungszeit [ms] </text:p>
            <text:p>ERROR_RATE=10000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(35896+35258+35789)/3" office:value-type="float" office:value="35647.6666666667">
            <text:p>35647,67</text:p>
          </table:table-cell>
          <table:table-cell table:formula="of:=(5071+4942+5006)/3" office:value-type="float" office:value="5006.33333333333">
            <text:p>5006,33</text:p>
          </table:table-cell>
          <table:table-cell table:formula="of:=(1827+1903+1540)/3" office:value-type="float" office:value="1756.66666666667">
            <text:p>1756,6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(31025+33342+32891)/3" office:value-type="float" office:value="32419.3333333333">
            <text:p>32419,33</text:p>
          </table:table-cell>
          <table:table-cell table:formula="of:=(4487+4586+4643)/3" office:value-type="float" office:value="4572">
            <text:p>4572</text:p>
          </table:table-cell>
          <table:table-cell table:formula="of:=(1123+1181+1218)/3" office:value-type="float" office:value="1174">
            <text:p>117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(5421+4834+5381)/3" office:value-type="float" office:value="5212">
            <text:p>5212</text:p>
          </table:table-cell>
          <table:table-cell table:formula="of:=(4999+5157+4936)/3" office:value-type="float" office:value="5030.66666666667">
            <text:p>5030,67</text:p>
          </table:table-cell>
          <table:table-cell table:formula="of:=(4970+3887+3678)/3" office:value-type="float" office:value="4178.33333333333">
            <text:p>4178,33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15.05.2013</text:date>, <text:time>15:2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5T14:44:09.99</meta:creation-date>
    <dc:date>2013-05-15T15:20:45.52</dc:date>
    <meta:editing-duration>PT00H05M35S</meta:editing-duration>
    <meta:editing-cycles>1</meta:editing-cycles>
    <meta:document-statistic meta:table-count="3" meta:cell-count="16" meta:object-count="0"/>
    <meta:generator>OpenOffice.org/3.2$Win32 OpenOffice.org_project/320m18$Build-9502</meta:generator>
  </office:meta>
</office:document-meta>
</file>